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221" officeooo:paragraph-rsid="00115221"/>
    </style:style>
    <style:style style:name="P2" style:family="paragraph" style:parent-style-name="Standard">
      <style:text-properties officeooo:rsid="001189e7" officeooo:paragraph-rsid="001189e7"/>
    </style:style>
    <style:style style:name="P3" style:family="paragraph" style:parent-style-name="Standard">
      <style:text-properties style:font-name="Liberation Serif" fo:font-size="12pt" officeooo:rsid="0012d59d" officeooo:paragraph-rsid="0012d59d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64ae" officeooo:paragraph-rsid="001a64ae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ac94b" officeooo:paragraph-rsid="001ac94b" style:font-size-asian="12pt" style:font-size-complex="12pt"/>
    </style:style>
    <style:style style:name="T1" style:family="text">
      <style:text-properties officeooo:rsid="0013b31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NG</text:p>
      <text:p text:style-name="P1">1. I would use a single parameter in the constructor, an integer for the seed.</text:p>
      <text:p text:style-name="P2">2. by using the four sets of columns as point coordinate pairs (1,2) (3,4) we can see that both are uniformly distributed, but differently.</text:p>
      <text:p text:style-name="P2">3. The do not seem random, they fit the bell curve quite well for 100k points.</text:p>
      <text:p text:style-name="P2">4. When run for 1,000,000 points, the fit line breaks and is a straight line near the middle, however with 10k points we have a slightly worse fit than 100k, but it works just like the gaussian.</text:p>
      <text:p text:style-name="P2"/>
      <text:p text:style-name="P2">Random Walks</text:p>
      <text:p text:style-name="P3">1. <text:span text:style-name="T1">S</text:span>tep length is 2, because the max step length is |sqrt(2)| in x and y directions, so sqrt(2+2) = 2</text:p>
      <text:p text:style-name="P4">4. The distance seems like a linear correlation, with higher N resulting in proportionally higher R.</text:p>
      <text:p text:style-name="P4">5. I used 100 trials, which seemed to work. The slope agrees with expectations, and looks very similar to the length code provided.</text:p>
      <text:p text:style-name="P4"/>
      <text:p text:style-name="P4">Monte Carlo Integration: Uniform and Gaussian Sampling</text:p>
      <text:p text:style-name="P5">1. It makes sense to have them equal but opposite for graphing purposes, and I guess depending on the degree of function you have, you might need a larger range to actually see the curve.</text:p>
      <text:p text:style-name="P5">2. The function plots a line fairly well but there are sometimes large outlie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, helvetica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5T09:19:26.470000000</meta:creation-date>
    <dc:date>2021-04-15T23:34:47.614000000</dc:date>
    <meta:editing-duration>PT4H13M36S</meta:editing-duration>
    <meta:editing-cycles>4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2" meta:word-count="211" meta:character-count="1157" meta:non-whitespace-character-count="958"/>
  </office:meta>
</office:document-meta>
</file>